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MS Mincho" svg:font-family="'MS Mincho', 'ＭＳ 明朝'" style:font-family-generic="modern"/>
    <style:font-face style:name="Times New Roman" svg:font-family="'Times New Roman'" style:font-family-generic="roman"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fo:line-height="200%" fo:text-align="start" style:justify-single-word="false" fo:text-indent="1.251cm" style:auto-text-indent="false"/>
    </style:style>
    <style:style style:name="P4" style:family="paragraph" style:parent-style-name="Standard" style:master-page-name="Standard">
      <style:paragraph-properties fo:line-height="200%" fo:text-align="center" style:justify-single-word="false" style:page-number="auto"/>
      <style:text-properties style:text-underline-style="solid" style:text-underline-width="auto" style:text-underline-color="font-color" fo:font-weight="bold"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letter-kerning="true" style:font-name-asian="Times New Roman" style:language-asian="zh" style:country-asian="CN" style:font-style-asian="italic" style:font-style-complex="italic"/>
    </style:style>
    <style:style style:name="T4" style:family="text">
      <style:text-properties fo:language="en" fo:country="US" style:letter-kerning="true" style:font-name-asian="Times New Roman" style:language-asian="zh" style:country-asian="CN"/>
    </style:style>
    <style:style style:name="T5" style:family="text">
      <style:text-properties fo:font-style="italic" style:font-style-asian="italic" style:font-style-complex="italic"/>
    </style:style>
    <style:style style:name="T6" style:family="text">
      <style:text-properties fo:font-size="8pt" fo:language="en" fo:country="US" style:letter-kerning="true" style:font-name-asian="Times New Roman" style:font-size-asian="8pt" style:language-asian="zh" style:country-asian="CN" style:font-size-complex="8pt"/>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language="it" fo:country="IT"/>
    </style:style>
    <style:style style:name="T10" style:family="text">
      <style:text-properties fo:font-variant="small-caps" style:font-name="Times New Roman" fo:font-size="12pt" fo:language="en" fo:country="US" fo:font-style="italic" style:letter-kerning="true" style:font-name-asian="Times New Roman" style:font-size-asian="12pt" style:language-asian="zh" style:country-asian="CN" style:font-style-asian="italic" style:font-size-complex="12pt" style:font-style-complex="italic"/>
    </style:style>
    <style:style style:name="T11" style:family="text">
      <style:text-properties style:font-name="Times New Roman" fo:font-size="12pt" fo:language="en" fo:country="US" fo:font-style="italic" style:letter-kerning="true" style:font-name-asian="Times New Roman" style:font-size-asian="12pt" style:language-asian="zh" style:country-asian="CN" style:font-style-asian="italic" style:font-size-complex="12pt" style:font-style-complex="italic"/>
    </style:style>
    <style:style style:name="T12" style:family="text">
      <style:text-properties style:font-name="Times New Roman" fo:font-size="12pt" fo:language="en" fo:country="US" style:letter-kerning="true" style:font-name-asian="Times New Roman" style:font-size-asian="12pt" style:language-asian="zh" style:country-asian="CN" style:font-name-complex="Tahoma"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yrostasis Resurrection – part XI</text:p>
      <text:p text:style-name="P2">Le Château</text:p>
      <text:p text:style-name="P1"><text:tab/>“<text:span text:style-name="T3">Monsieur</text:span><text:span text:style-name="T6"> </text:span>Jacques Phillipes to the consul chamber” was echoed in the speakers of the Château.</text:p>
      <text:p text:style-name="P1"><text:tab/>“Okay, Okay, what's the rush?” He finished drinking his glass of red wine while a servant was waiting to collect it nearby, holding an empty tray. A few more sips, then he put out his Cuban cigar inside his empty glass.</text:p>
      <text:p text:style-name="P1"><text:tab/>“<text:span text:style-name="T3">Monsieur</text:span> Jacques Phillipes to the consul chamber, now!!!”</text:p>
      <text:p text:style-name="P1"><text:tab/>“It's the fifth time they call you, master Jacques.”</text:p>
      <text:p text:style-name="P1"><text:tab/>“I know, Robert, I know.” He held his glass as if to put it in Robert's tray, then he threw it on the nearby wall where it smashed to smithereens. “Sorry, Robert, I missed.”</text:p>
      <text:p text:style-name="P1"><text:tab/>“One day, young master, one day...” Robert clenched his fist in the young master's general direction and went to activate the cleaning bots.</text:p>
      <text:p text:style-name="P1"><text:tab/>"Do you want something too, <text:span text:style-name="T3">mademoiselle?" </text:span><text:span text:style-name="T4">Jacques asked the blonde lady in front of him. She was wearing a black evening gown, sipping a glass of champagne, leaving a mark of her lips on the glass intentionally. "Just remind me again what's your name?"</text:span></text:p>
      <text:p text:style-name="P1"><text:span text:style-name="T3"><text:tab/>"</text:span>Desiree." She said in a low sexy voice. "Nothing, thank you. Go and see what your father wants, I'll talk to you later." She said as she left the Château, though not without the leftovers of the <text:span text:style-name="T7">Roquefort</text:span> cheese she has brought earlier<text:span text:style-name="T8">. </text:span></text:p>
      <text:p text:style-name="P1"><text:tab/>The young master sneered to himself – as he also noted her supposedly hidden actions in the kitchen through portable security console in his watch, and went to the consul chamber while a sixth announcement overheard as he was entering the chamber. “Bonjour papa, what do you want from me today?”</text:p>
      <text:p text:style-name="P1"><text:tab/>“You little spoiled brat, that's the last time when you almost gave me a heart attack while trying to call on you.”</text:p>
      <text:p text:style-name="P1"><text:tab/>“Don't worry papa, there'll be more chances.”</text:p>
      <text:p text:style-name="P1"><text:soft-page-break/><text:tab/>“No, there won't. Luckily for me, I lost at a bet over a pool game to your espionage school head master, and you are to be sent away.”</text:p>
      <text:p text:style-name="P1"><text:tab/><text:span text:style-name="T1">“</text:span><text:span text:style-name="T3">Qu'est-ce qui; qu'est-ce que</text:span><text:span text:style-name="T2">?</text:span><text:span text:style-name="T1"> </text:span>No way, where to, papa?”</text:p>
      <text:p text:style-name="P1"><text:tab/><text:span text:style-name="T9">“To confederate special commando unit.”</text:span></text:p>
      <text:p text:style-name="P1"><text:span text:style-name="T9"><text:tab/></text:span>“What for, papa?”</text:p>
      <text:p text:style-name="P1"><text:tab/>“To spy on a certain individuals, namely Corporal Ophelia Summer.”</text:p>
      <text:p text:style-name="P1"><text:tab/>“But I'll die for sure, my dear papa.”</text:p>
      <text:p text:style-name="P1"><text:tab/>“Many times over what you deserve for your heinous and child like behaviour towards your friends in espionage school and the labour force of your family, not including several family members who preferred to sent you to Siberia, to live in Gulag refugee camp...”</text:p>
      <text:p text:style-name="P1"><text:tab/>“But papa, let's negotiate, I'll give up my cells in Brussels and Rome.”</text:p>
      <text:p text:style-name="P1"><text:tab/>“Already captured.”</text:p>
      <text:p text:style-name="P1"><text:tab/>“What about Chile &amp; Costa-Rica?”</text:p>
      <text:p text:style-name="P1"><text:tab/>“Surrounded already.”</text:p>
      <text:p text:style-name="P1"><text:tab/>“Even Malaysia and Darpour?”</text:p>
      <text:p text:style-name="P1"><text:tab/>“Even, give it up son, all your cells have been exposed once I told your school head master you're considering to defect to the other side, not to mention where you parked his hover-craft.”</text:p>
      <text:p text:style-name="P1"><text:tab/>"But you did not know about my connections in le – <text:span text:style-name="T4">résistance</text:span>, did you, now?"</text:p>
      <text:p text:style-name="P1"><text:tab/>"I do, now, not that it matters anymore, your assignment is final, and so does the relocation."<text:tab/>"Didn't you tell him I thought his hover craft was acid-proof before I submerged it in the acid tar pits?"</text:p>
      <text:p text:style-name="P1"><text:tab/>"As if it matters now, son?"</text:p>
      <text:p text:style-name="P3">“As if he would believe you papa, anyhow…"</text:p>
      <text:p text:style-name="P1"><text:tab/>“As if he didn't exocytose eight agents for this task alone.”</text:p>
      <text:p text:style-name="P1"><text:tab/>“Okay, papa, just one more question if I may. Is this Ophelia hot?”</text:p>
      <text:p text:style-name="P1"><text:tab/>“Infernally.”</text:p>
      <text:p text:style-name="P1"><text:soft-page-break/><text:tab/>“Do you mean yes?”</text:p>
      <text:p text:style-name="P1"><text:tab/>“Positive, son.” He said after a sigh of despair.</text:p>
      <text:p text:style-name="P1"><text:tab/>“So why didn't you say yes in the first place?”</text:p>
      <text:p text:style-name="P1"><text:tab/>“Stop acting so stupid, you're not in character yet.”</text:p>
      <text:p text:style-name="P1"><text:tab/>“Always two steps before you, papa, I was in character all the way.”</text:p>
      <text:p text:style-name="P1"><text:tab/>“So does it mean you'll do it?”</text:p>
      <text:p text:style-name="P1"><text:tab/>“Papa, you had me at 'Ophelia'.”</text:p>
      <text:p text:style-name="P1"><text:tab/>“What about this week's girl, Desiree?"</text:p>
      <text:p text:style-name="P3">"Who cares about her now, she's yesterday news, next to that miss Summer."</text:p>
      <text:p text:style-name="P3">"Get out Jacques, I need to reconsider taking my life away.”</text:p>
      <text:p text:style-name="P1"><text:tab/>“Don't commit suicide, papa. What will I do without you?”</text:p>
      <text:p text:style-name="P1"><text:tab/>“You'll do everything exactly the same way as you ever did before, nothing really changes with you, son.”</text:p>
      <text:p text:style-name="P1"><text:tab/>“Farewell father.”</text:p>
      <text:p text:style-name="P1"><text:tab/>“Goodbye son and good luck.”</text:p>
      <text:p text:style-name="P1"><text:tab/>Jacques left the room; his father returned to the mazes of bureaucracy that lay on his table. He used a biometric scanner that included, finger prints, DNA prints, retinal scanner and a special nano-cord to scan the brain waves to open the first drawer of his desk. In the drawer, there was an old revolver, with six bullets in its drum. He took the snub nosed 0.357 inch Magnum by Smith &amp; Wesson, while turning 180 degrees with his executive chair, looked at the gun for a moment. "Fine specimen of old manufacture from days of yore, unlike my foolish child, who was such a failure in espionage school…"</text:p>
      <text:p text:style-name="P1"><text:tab/>"Who are you talking to, Papa?"</text:p>
      <text:p text:style-name="P1"><text:tab/>"<text:span text:style-name="T5">Merde... </text:span><text:span text:style-name="T10">ecclésiastique</text:span><text:span text:style-name="T11"> défendre</text:span><text:span text:style-name="T12"> </text:span><text:span text:style-name="T11">condemner,</text:span> son, you almost gave me another heart attack in one day."</text:p>
      <text:p text:style-name="P1"><text:tab/>"Sorry papa, just put the S&amp;W snub nose at your drawer and promise never to use it on <text:soft-page-break/>yourself, and I'll be gone for good."</text:p>
      <text:p text:style-name="P1"><text:tab/>"Jacques Phillipes, get out this moment, your flight is about to depart momentarily, and you don't have to worry me ever using that Magnum, It's bullets are too expensive to be wasted to begin with, and besides who would do all the bureaucratic crap if not me. I'm the only one who knows how to fill those forms, the empire will be lost without me, son.” He began to put the gun back in the drawer but then said: “On second thought, why don't you take it as a parting gift, but use it wisely, 0.357 rounds are hard to come by..." He gave the Magnum to Jacques with it's special case holder, and a box of another 24 round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MS Mincho" svg:font-family="'MS Mincho', 'ＭＳ 明朝'" style:font-family-generic="modern"/>
    <style:font-face style:name="Times New Roman" svg:font-family="'Times New Roman'" style:font-family-generic="roman"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zxx" style:country-asian="none"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2pt" style:font-name-asian="MS Mincho" style:font-size-asian="12pt" style:font-name-complex="Times New Roman"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complex="Times New Roman"/>
    </style:style>
    <style:style style:name="Absatz-Standardschriftart" style:family="text"/>
    <style:style style:name="גופן_20_ברירת_20_המחדל_20_של_20_קטע" style:display-name="גופן ברירת המחדל של קטע"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8-12-24T23:49:00</meta:creation-date>
    <dc:creator>DaVe</dc:creator>
    <dc:date>2009-07-08T23:46:00</dc:date>
    <meta:print-date>2009-07-08T17:13:00</meta:print-date>
    <meta:editing-cycles>2</meta:editing-cycles>
    <meta:editing-duration>PT00H56M00S</meta:editing-duration>
    <meta:generator>OpenOffice.org/3.1$Win32 OpenOffice.org_project/310m11$Build-9399</meta:generator>
    <meta:document-statistic meta:table-count="0" meta:image-count="0" meta:object-count="0" meta:page-count="4" meta:paragraph-count="52" meta:word-count="1000" meta:character-count="5394"/>
  </office:meta>
</office:document-meta>
</file>